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5" style:family="paragraph" style:parent-style-name="Title" style:master-page-name="Standard">
      <style:paragraph-properties fo:margin-top="0in" fo:margin-bottom="0.0555in" loext:contextual-spacing="false" fo:line-height="100%" fo:text-align="center" style:justify-single-word="false" fo:keep-together="auto" style:page-number="1" fo:keep-with-next="auto"/>
    </style:style>
    <style:style style:name="P6" style:family="paragraph" style:parent-style-name="Heading_20_2">
      <style:paragraph-properties fo:text-align="center" style:justify-single-word="false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style="italic" style:font-style-asian="italic"/>
    </style:style>
    <style:style style:name="T3" style:family="text">
      <style:text-properties style:font-name="Courier New" fo:font-weight="bold" style:font-name-asian="Courier New1" style:font-weight-asian="bold" style:font-name-complex="Courier New1"/>
    </style:style>
    <style:style style:name="T4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dn3nnh4ejgo2"/>How to update artists list after Trello board change</text:p>
      <text:p text:style-name="P6"><text:bookmark text:name="_scle95gk1fd1"/><text:s/>For use by yt-dlp scripts</text:p>
      <text:p text:style-name="Standard"/>
      <text:p text:style-name="Heading_20_1"><text:bookmark text:name="_9j1v2h3fn8ji"/>General</text:p>
      <text:p text:style-name="Standard">When a name change is made in the Trello board (Greek or English name), the JSON file for youtube-download scripts should be updated.</text:p>
      <text:p text:style-name="Heading_20_1"><text:bookmark text:name="_sfkegs7errjr"/>Steps</text:p>
      <text:list xml:id="list896716206" text:style-name="WWNum1">
        <text:list-item>
          <text:p text:style-name="P1">Navigate to the Trello board:<text:a xlink:type="simple" xlink:href="https://trello.com/b/52qtksd7/greek-music-artists" text:style-name="ListLabel_20_10" text:visited-style-name="ListLabel_20_10"> </text:a><text:a xlink:type="simple" xlink:href="https://trello.com/b/52qtksd7/greek-music-artists" text:style-name="ListLabel_20_11" text:visited-style-name="ListLabel_20_11"><text:span text:style-name="T1">https://trello.com/b/52qtksd7/greek-music-artists</text:span></text:a></text:p>
        </text:list-item>
        <text:list-item>
          <text:p text:style-name="P2">Click on the '...', select '<text:span text:style-name="T2">Print, export, and share</text:span>'</text:p>
        </text:list-item>
        <text:list-item>
          <text:p text:style-name="P2">Select JSON</text:p>
        </text:list-item>
        <text:list-item>
          <text:p text:style-name="P2">Download the file</text:p>
        </text:list-item>
        <text:list-item>
          <text:p text:style-name="P2">Replace the blob at the beginning with 'trello' (lowercase) - file name should be</text:p>
          <text:list>
            <text:list-item>
              <text:p text:style-name="P4"><text:span text:style-name="T3">trello - greek music artists.json</text:span></text:p>
            </text:list-item>
          </text:list>
        </text:list-item>
        <text:list-item>
          <text:p text:style-name="P2">Copy the file to <text:span text:style-name="T3">$HOME/PycharmProjects/youtube-download/Data</text:span></text:p>
        </text:list-item>
        <text:list-item>
          <text:p text:style-name="P2">In PyCharm project <text:span text:style-name="T4">youtube-download</text:span>, run this profile <text:span text:style-name="T4">get-artists-from-trello</text:span></text:p>
        </text:list-item>
        <text:list-item>
          <text:p text:style-name="P3">The updated JSON file will be saved in the <text:span text:style-name="T4">Data </text:span>directory in the project directory, called <text:span text:style-name="T4">artists.json</text:span>, size ~17KB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4" meta:word-count="119" meta:character-count="767" meta:non-whitespace-character-count="670"/>
    <meta:generator>LibreOfficeDev/6.0.5.2$Linux_X86_64 LibreOffice_project/</meta:generator>
  </office:meta>
</office:document-meta>
</file>